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S1"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7" style:parent-style-name="Standard" style:family="paragraph">
      <style:text-properties fo:font-style="italic" style:font-style-asian="italic" style:font-style-complex="italic"/>
    </style:style>
    <style:style style:name="S2" style:family="section">
      <style:section-properties fo:margin-left="0in" fo:margin-right="0in" style:writing-mode="lr-tb"/>
    </style:style>
    <style:style style:name="P8" style:parent-style-name="Standard" style:family="paragraph"/>
    <style:style style:name="TableColumn10" style:family="table-column">
      <style:table-column-properties style:column-width="0.7812in" style:use-optimal-column-width="false"/>
    </style:style>
    <style:style style:name="TableColumn11" style:family="table-column">
      <style:table-column-properties style:column-width="0.7819in" style:use-optimal-column-width="false"/>
    </style:style>
    <style:style style:name="TableColumn12" style:family="table-column">
      <style:table-column-properties style:column-width="1.452in" style:use-optimal-column-width="false"/>
    </style:style>
    <style:style style:name="TableColumn13" style:family="table-column">
      <style:table-column-properties style:column-width="0.7819in" style:use-optimal-column-width="false"/>
    </style:style>
    <style:style style:name="TableColumn14" style:family="table-column">
      <style:table-column-properties style:column-width="0.7819in" style:use-optimal-column-width="false"/>
    </style:style>
    <style:style style:name="TableColumn15" style:family="table-column">
      <style:table-column-properties style:column-width="0.7819in" style:use-optimal-column-width="false"/>
    </style:style>
    <style:style style:name="TableColumn16" style:family="table-column">
      <style:table-column-properties style:column-width="0.7819in" style:use-optimal-column-width="false"/>
    </style:style>
    <style:style style:name="TableColumn17" style:family="table-column">
      <style:table-column-properties style:column-width="0.7819in" style:use-optimal-column-width="false"/>
    </style:style>
    <style:style style:name="Table9" style:family="table">
      <style:table-properties style:width="6.925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text-properties fo:font-weight="bold" style:font-weight-asian="bold" style:font-weight-complex="bold" fo:font-size="7pt" style:font-size-asian="7pt" style:font-size-complex="7pt"/>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weight="bold" style:font-weight-asian="bold" style:font-weight-complex="bold" fo:font-size="7pt" style:font-size-asian="7pt" style:font-size-complex="7pt"/>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fo:font-weight="bold" style:font-weight-asian="bold" style:font-weight-complex="bold" fo:font-size="7pt" style:font-size-asian="7pt" style:font-size-complex="7pt"/>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fo:font-size="7pt" style:font-size-asian="7pt" style:font-size-complex="7pt"/>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fo:font-weight="bold" style:font-weight-asian="bold" style:font-weight-complex="bold" fo:font-size="7pt" style:font-size-asian="7pt" style:font-size-complex="7pt"/>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fo:font-weight="bold" style:font-weight-asian="bold" style:font-weight-complex="bold" fo:font-size="7pt" style:font-size-asian="7pt" style:font-size-complex="7pt"/>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font-weight="bold" style:font-weight-asian="bold" style:font-weight-complex="bold" fo:font-size="7pt" style:font-size-asian="7pt" style:font-size-complex="7pt"/>
    </style:style>
    <style:style style:name="TableCell33" style:family="table-cell">
      <style:table-cell-properties fo:border="0.0034in solid #000000" style:writing-mode="lr-tb" fo:padding-top="0.0381in" fo:padding-left="0.0381in" fo:padding-bottom="0.0381in" fo:padding-right="0.0381in"/>
    </style:style>
    <style:style style:name="P34" style:parent-style-name="TableContents" style:family="paragraph">
      <style:text-properties fo:font-weight="bold" style:font-weight-asian="bold" style:font-weight-complex="bold" fo:font-size="7pt" style:font-size-asian="7pt" style:font-size-complex="7pt"/>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7pt" style:font-size-asian="7pt" style:font-size-complex="7pt"/>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fo:font-size="7pt" style:font-size-asian="7pt" style:font-size-complex="7pt"/>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text-properties fo:font-size="7pt" style:font-size-asian="7pt" style:font-size-complex="7pt"/>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text-properties fo:font-size="7pt" style:font-size-asian="7pt" style:font-size-complex="7pt"/>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text-properties fo:font-size="7pt" style:font-size-asian="7pt" style:font-size-complex="7pt"/>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center"/>
      <style:text-properties fo:font-size="7pt" style:font-size-asian="7pt" style:font-size-complex="7pt"/>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tab-stops>
          <style:tab-stop style:type="left" style:position="0.302in"/>
        </style:tab-stops>
      </style:paragraph-properties>
      <style:text-properties fo:font-size="7pt" style:font-size-asian="7pt" style:font-size-complex="7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center"/>
      <style:text-properties fo:font-size="7pt" style:font-size-asian="7pt" style:font-size-complex="7pt"/>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font-size="7pt" style:font-size-asian="7pt" style:font-size-complex="7p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fo:font-size="7pt" style:font-size-asian="7pt" style:font-size-complex="7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fo:font-size="7pt" style:font-size-asian="7pt" style:font-size-complex="7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text-properties fo:font-size="7pt" style:font-size-asian="7pt" style:font-size-complex="7pt"/>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fo:font-size="7pt" style:font-size-asian="7pt" style:font-size-complex="7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text-properties fo:font-size="7pt" style:font-size-asian="7pt" style:font-size-complex="7pt"/>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text-properties fo:font-size="7pt" style:font-size-asian="7pt" style:font-size-complex="7pt"/>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text-align="center"/>
      <style:text-properties fo:font-size="7pt" style:font-size-asian="7pt" style:font-size-complex="7pt"/>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7pt" style:font-size-asian="7pt" style:font-size-complex="7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text-properties fo:font-size="7pt" style:font-size-asian="7pt" style:font-size-complex="7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fo:font-size="7pt" style:font-size-asian="7pt" style:font-size-complex="7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text-properties fo:font-size="7pt" style:font-size-asian="7pt" style:font-size-complex="7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text-properties fo:font-size="7pt" style:font-size-asian="7pt" style:font-size-complex="7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fo:font-size="7pt" style:font-size-asian="7pt" style:font-size-complex="7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text-properties fo:font-size="7pt" style:font-size-asian="7pt" style:font-size-complex="7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text-properties fo:font-size="7pt" style:font-size-asian="7pt" style:font-size-complex="7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size="7pt" style:font-size-asian="7pt" style:font-size-complex="7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text-properties fo:font-size="7pt" style:font-size-asian="7pt" style:font-size-complex="7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text-properties fo:font-size="7pt" style:font-size-asian="7pt" style:font-size-complex="7pt"/>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fo:font-size="7pt" style:font-size-asian="7pt" style:font-size-complex="7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font-size="7pt" style:font-size-asian="7pt" style:font-size-complex="7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font-size="7pt" style:font-size-asian="7pt" style:font-size-complex="7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fo:font-size="7pt" style:font-size-asian="7pt" style:font-size-complex="7pt"/>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center"/>
      <style:text-properties fo:font-size="7pt" style:font-size-asian="7pt" style:font-size-complex="7pt"/>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size="7pt" style:font-size-asian="7pt" style:font-size-complex="7pt"/>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fo:font-size="7pt" style:font-size-asian="7pt" style:font-size-complex="7pt"/>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fo:font-size="7pt" style:font-size-asian="7pt" style:font-size-complex="7pt"/>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fo:font-size="7pt" style:font-size-asian="7pt" style:font-size-complex="7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fo:font-size="7pt" style:font-size-asian="7pt" style:font-size-complex="7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fo:font-size="7pt" style:font-size-asian="7pt" style:font-size-complex="7pt"/>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fo:font-size="7pt" style:font-size-asian="7pt" style:font-size-complex="7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fo:font-size="7pt" style:font-size-asian="7pt" style:font-size-complex="7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font-size="7pt" style:font-size-asian="7pt" style:font-size-complex="7pt"/>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fo:font-size="7pt" style:font-size-asian="7pt" style:font-size-complex="7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fo:font-size="7pt" style:font-size-asian="7pt" style:font-size-complex="7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fo:font-size="7pt" style:font-size-asian="7pt" style:font-size-complex="7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text-properties fo:font-size="7pt" style:font-size-asian="7pt" style:font-size-complex="7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font-size="7pt" style:font-size-asian="7pt" style:font-size-complex="7pt"/>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fo:font-size="7pt" style:font-size-asian="7pt" style:font-size-complex="7pt"/>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paragraph-properties fo:text-align="center"/>
      <style:text-properties fo:font-size="7pt" style:font-size-asian="7pt" style:font-size-complex="7pt"/>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text-properties fo:font-size="7pt" style:font-size-asian="7pt" style:font-size-complex="7pt"/>
    </style:style>
    <style:style style:name="P140" style:parent-style-name="Textbody" style:family="paragraph">
      <style:paragraph-properties fo:text-align="center"/>
    </style:style>
  </office:automatic-styles>
  <office:body>
    <office:text text:use-soft-page-breaks="true">
      <text:p text:style-name="P1">Assignment 1 – Matrix Multiplication</text:p>
      <text:p text:style-name="Subtitle">Performance Engineering Report</text:p>
      <text:p text:style-name="P2"/>
      <text:p text:style-name="P3"><text:s/>Your name here:<text:s/>Allen West</text:p>
      <text:p text:style-name="P4"/>
      <text:section text:name="Sect1" text:style-name="S1">
        <text:h text:style-name="Heading3" text:outline-level="3">Assignment Abstract:</text:h>
        <text:p text:style-name="Standard"><text:span text:style-name="T5">For this Assignment you will be doing an experiment with matrix multiplication in order to get<text:s/></text:span><text:span text:style-name="T6">familiar with C, C++, Java, and Python. The focus of this assignment is to get familiar with how to run a performance engineering experiment and document the results in a disciplined manner.</text:span></text:p>
        <text:h text:style-name="Heading3" text:outline-level="3">Introduction</text:h>
        <text:p text:style-name="P7">The goal of the experiment is to see how performance is affected by implementation of different programming languages as well as the organization of the code. One main demonstration this project focuses on is the performance difference between interpreted and compiled languages. In addition, we can see the change in performance with use of meta-programming to hard-code the data structures straight into the code, as well as the affect ordering of operations has. The takeaway from this project should be a general understanding of why certain languages and techniques are considered ‘better’ by the industry taken from an unbiased set of data.</text:p>
        <text:h text:style-name="Heading3" text:outline-level="3">Experimental Setup</text:h>
        <text:p text:style-name="Textbody">All processes in this experiment were run on a Virtual Box virtual machine running on Ubuntu (64-bit) Linux operating system. The model for the processor was Intel(R) Core(TM) 164 i5-8265U CPU @ 1.60GHz<text:s/>and was allowed access to 2 cores. Due to the concept of this experiment, no threading was used within the test runs because I wanted to ensure there would be no conflict of resources or room for variance because of threading. There was 4.031 GB of RAM on the virtual machine I was using.<text:s/></text:p>
        <text:p text:style-name="Textbody">Additionally, I closed all other processes running on the machine which led to fairly consistent performance. My method of running multiple processes without threading was through a small bash script that can be found in the Tools-Used folder within the experiments source code. Each test would run one after another and had a very similar result to when they were run by themselves. I was intending to use the Stabilizer program to conduct my tests and analyzation, but was unable to get this to work and resulted to running one after another with little background noise. Another type of isolation I used was that I ran these tests as I was away from the computer, so as to not create any additional stress on the machine to get the most accurate results.</text:p>
        <text:p text:style-name="Textbody">For each version of the matrix multiply I implemented, I ran the same bash script that ran all 30 one after another. I started with what I assumed to be the slowest and progressed to what I presumed to go the fastest. Throughout this, I monitored the runs to insure there was not a major turn in results to exclusively outliers and all tests stayed within a consistent pattern of performance with the usual expected various outliers.</text:p>
        <text:h text:style-name="Heading3" text:outline-level="3">Results</text:h>
        <text:p text:style-name="Textbody">The results of this experiment for each implementation of matrix multiply can be viewed in table 1 below.</text:p>
        <text:h text:style-name="Heading3" text:outline-level="3">Discussion</text:h>
        <text:p text:style-name="Textbody">After viewing the results, the different implementations have pretty different performances, leading to some intuitive<text:s/><text:soft-page-break/>conclusions. First of all, the slowest implementation, by far, was when matrix multiply was written in python. The main cause for this is likely due to the fact that Python is very intuitive, but at a cost. Due to the abstraction methods used in Python to make it more user friendly, and the fact that Python is considered an interpreted language, the run times for most programs written in Python will spend a lot more time ‘thinking’. Python is not compiled into language easy for the processor to read, but instead, interpreted at run time, thus requiring a lot more time especially for computation-heavy programs such as matrix multiply. Python was the slowest language by far on this list, and it mainly relies on the fact that it isn’t a compiled language.</text:p>
        <text:p text:style-name="Textbody">The fastest implementation for this experiment was actually the C code with O3 compilation flag enabled and the access order changed. With O3 optimization enabled, different flags are included when gcc is run on a C program allowing for the compilation to use the most intuitive version of registers and methods in order for the resulting machine code to be the most efficient it can be at compilation time. The reason changing the access order of elements was so successfully is because instead of accessing massive lines, this implementation was able to use caching to break it up into small ‘tile-like’ sections and was able to access them in a much more logical manner. This was all in addition to the fact that C is a compiled language and expected to be faster then an interpreted language like Python from the start.</text:p>
        <text:p text:style-name="Textbody">Although I minimized as much background noise as I could, it is possible that some background functions and security measures or searching for updates may have skewed the results in a minimal way. For most of the experiments, the programs didn’t have to run for that long, but the Python experiments lasted for around 3 hours total. This may mean that by the time the last few Python runs came up the system could be straining a little<text:s/>bit, thus slowing down the run times towards the end. Some other factors to consider was the fact I was running this on a virtual machine and although virtualization does a good job to isolate resources from each other as a security feature, it will, in fact, still be bound by the computer it is being run on and will share the overall resources with any processes running on the main computer. This may effect the overall dedication of resources, and actually lead to double the possibility of an experiment being interrupted.</text:p>
        <text:p text:style-name="Textbody">For further speed ups, the first step I would take is to use the meta-programming method, which had some (minimal) performance enhancements, and combine this method with the order change to accessing the data. This should result in a slightly more efficient program. In addition, outsourcing the timing of the program would lead to a small increase in overall performance. Lastly, threading should greatly increase the performance of this program. It would be challenging to ensure data races would not be a problem, but with multiple threads running this program, it should be able to do more work at one time than in these experiments.</text:p>
        <text:h text:style-name="Heading3" text:outline-level="3">Threats to Validity</text:h>
        <text:p text:style-name="Textbody">There was no serious threat to validity, although due to the fact that I was running these experiments on a virtual machine, there may be a greater variance than if it was conducted on an isolated computer not connected to the internet.</text:p>
        <text:h text:style-name="Heading3" text:outline-level="3">Conclusion</text:h>
        <text:p text:style-name="Textbody">In conclusion, the primary significance in regards to runtime as seen by these results is proper choice in language implementation. If the goal is performance, there is no reason to choose an interpretive language over a compiled language. A lot of the speedup found was by doing work prior to the running of the program (meta-programming and compilation). This is pretty intuitive because<text:s/><text:soft-page-break/>doing work once, and specifically ahead of time, will put less strain on the program and allow it to focus resources on only the task at hand. Another major point decided by these results is that the means by which you access data is massively important. By diminishing the jumping between registers and switches back and forth between<text:s/>data structures, you will see an increase in the speed in which they can retrieve data and commit it to the prescribed locations.<text:s/></text:p>
        <text:p text:style-name="Textbody"/>
        <text:p text:style-name="Textbody"/>
      </text:section>
      <text:section text:name="Sect2" text:style-name="S2">
        <text:list text:style-name="LFO1" text:continue-numbering="true">
          <text:list-item>
            <text:list>
              <text:list-item>
                <text:p text:style-name="P8"/>
              </text:list-item>
            </text:list>
          </text:list-item>
        </text:list>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Implementation</text:p>
            </table:table-cell>
            <table:table-cell table:style-name="TableCell21">
              <text:p text:style-name="P22">Number of Trials<text:s/>(n=30)</text:p>
            </table:table-cell>
            <table:table-cell table:style-name="TableCell23">
              <text:p text:style-name="P24">Matrix Size (e.g. 1024x1024)</text:p>
            </table:table-cell>
            <table:table-cell table:style-name="TableCell25">
              <text:p text:style-name="P26">Mean Run-time</text:p>
            </table:table-cell>
            <table:table-cell table:style-name="TableCell27">
              <text:p text:style-name="P28">Geometric Mean</text:p>
            </table:table-cell>
            <table:table-cell table:style-name="TableCell29">
              <text:p text:style-name="P30">Min</text:p>
            </table:table-cell>
            <table:table-cell table:style-name="TableCell31">
              <text:p text:style-name="P32">Max</text:p>
            </table:table-cell>
            <table:table-cell table:style-name="TableCell33">
              <text:p text:style-name="P34">Standard Deviation</text:p>
            </table:table-cell>
          </table:table-row>
          <table:table-row table:style-name="TableRow35">
            <table:table-cell table:style-name="TableCell36">
              <text:p text:style-name="P37">Python</text:p>
            </table:table-cell>
            <table:table-cell table:style-name="TableCell38">
              <text:p text:style-name="P39">30</text:p>
            </table:table-cell>
            <table:table-cell table:style-name="TableCell40">
              <text:p text:style-name="P41">1024x1024</text:p>
            </table:table-cell>
            <table:table-cell table:style-name="TableCell42">
              <text:p text:style-name="P43">386.237</text:p>
            </table:table-cell>
            <table:table-cell table:style-name="TableCell44">
              <text:p text:style-name="P45">385.765</text:p>
            </table:table-cell>
            <table:table-cell table:style-name="TableCell46">
              <text:p text:style-name="P47">353.357</text:p>
            </table:table-cell>
            <table:table-cell table:style-name="TableCell48">
              <text:p text:style-name="P49">424.388</text:p>
            </table:table-cell>
            <table:table-cell table:style-name="TableCell50">
              <text:p text:style-name="P51">19.230</text:p>
            </table:table-cell>
          </table:table-row>
          <table:table-row table:style-name="TableRow52">
            <table:table-cell table:style-name="TableCell53">
              <text:p text:style-name="P54">Java</text:p>
            </table:table-cell>
            <table:table-cell table:style-name="TableCell55">
              <text:p text:style-name="P56">30</text:p>
            </table:table-cell>
            <table:table-cell table:style-name="TableCell57">
              <text:p text:style-name="P58">1024x1024</text:p>
            </table:table-cell>
            <table:table-cell table:style-name="TableCell59">
              <text:p text:style-name="P60">9.914</text:p>
            </table:table-cell>
            <table:table-cell table:style-name="TableCell61">
              <text:p text:style-name="P62">9.898</text:p>
            </table:table-cell>
            <table:table-cell table:style-name="TableCell63">
              <text:p text:style-name="P64">8.629</text:p>
            </table:table-cell>
            <table:table-cell table:style-name="TableCell65">
              <text:p text:style-name="P66">10.783</text:p>
            </table:table-cell>
            <table:table-cell table:style-name="TableCell67">
              <text:p text:style-name="P68">0.571</text:p>
            </table:table-cell>
          </table:table-row>
          <table:table-row table:style-name="TableRow69">
            <table:table-cell table:style-name="TableCell70">
              <text:p text:style-name="P71">C</text:p>
            </table:table-cell>
            <table:table-cell table:style-name="TableCell72">
              <text:p text:style-name="P73">30</text:p>
            </table:table-cell>
            <table:table-cell table:style-name="TableCell74">
              <text:p text:style-name="P75">1024x1024</text:p>
            </table:table-cell>
            <table:table-cell table:style-name="TableCell76">
              <text:p text:style-name="P77">16.855</text:p>
            </table:table-cell>
            <table:table-cell table:style-name="TableCell78">
              <text:p text:style-name="P79">16.806</text:p>
            </table:table-cell>
            <table:table-cell table:style-name="TableCell80">
              <text:p text:style-name="P81">14.528</text:p>
            </table:table-cell>
            <table:table-cell table:style-name="TableCell82">
              <text:p text:style-name="P83">20.718</text:p>
            </table:table-cell>
            <table:table-cell table:style-name="TableCell84">
              <text:p text:style-name="P85">1.320</text:p>
            </table:table-cell>
          </table:table-row>
          <table:table-row table:style-name="TableRow86">
            <table:table-cell table:style-name="TableCell87">
              <text:p text:style-name="P88">C (with -O3)</text:p>
            </table:table-cell>
            <table:table-cell table:style-name="TableCell89">
              <text:p text:style-name="P90">30</text:p>
            </table:table-cell>
            <table:table-cell table:style-name="TableCell91">
              <text:p text:style-name="P92">1024x1024</text:p>
            </table:table-cell>
            <table:table-cell table:style-name="TableCell93">
              <text:p text:style-name="P94">3.332</text:p>
            </table:table-cell>
            <table:table-cell table:style-name="TableCell95">
              <text:p text:style-name="P96">3.304</text:p>
            </table:table-cell>
            <table:table-cell table:style-name="TableCell97">
              <text:p text:style-name="P98">2.987</text:p>
            </table:table-cell>
            <table:table-cell table:style-name="TableCell99">
              <text:p text:style-name="P100">5.205</text:p>
            </table:table-cell>
            <table:table-cell table:style-name="TableCell101">
              <text:p text:style-name="P102">0.489</text:p>
            </table:table-cell>
          </table:table-row>
          <table:table-row table:style-name="TableRow103">
            <table:table-cell table:style-name="TableCell104">
              <text:p text:style-name="P105">C (with -O3) with access order k,I,j</text:p>
            </table:table-cell>
            <table:table-cell table:style-name="TableCell106">
              <text:p text:style-name="P107">30</text:p>
            </table:table-cell>
            <table:table-cell table:style-name="TableCell108">
              <text:p text:style-name="P109">1024x1024</text:p>
            </table:table-cell>
            <table:table-cell table:style-name="TableCell110">
              <text:p text:style-name="P111">0.885</text:p>
            </table:table-cell>
            <table:table-cell table:style-name="TableCell112">
              <text:p text:style-name="P113">0.880</text:p>
            </table:table-cell>
            <table:table-cell table:style-name="TableCell114">
              <text:p text:style-name="P115">0.785</text:p>
            </table:table-cell>
            <table:table-cell table:style-name="TableCell116">
              <text:p text:style-name="P117">1.165</text:p>
            </table:table-cell>
            <table:table-cell table:style-name="TableCell118">
              <text:p text:style-name="P119">0.096</text:p>
            </table:table-cell>
          </table:table-row>
          <table:table-row table:style-name="TableRow120">
            <table:table-cell table:style-name="TableCell121">
              <text:p text:style-name="P122">C (with -O3) with meta-programming technique.</text:p>
            </table:table-cell>
            <table:table-cell table:style-name="TableCell123">
              <text:p text:style-name="P124">30</text:p>
            </table:table-cell>
            <table:table-cell table:style-name="TableCell125">
              <text:p text:style-name="P126">1024x1024</text:p>
            </table:table-cell>
            <table:table-cell table:style-name="TableCell127">
              <text:p text:style-name="P128">3.049</text:p>
            </table:table-cell>
            <table:table-cell table:style-name="TableCell129">
              <text:p text:style-name="P130">3.045</text:p>
            </table:table-cell>
            <table:table-cell table:style-name="TableCell131">
              <text:p text:style-name="P132">2.911</text:p>
            </table:table-cell>
            <table:table-cell table:style-name="TableCell133">
              <text:p text:style-name="P134">3.591</text:p>
            </table:table-cell>
            <table:table-cell table:style-name="TableCell135">
              <text:p text:style-name="P136">0.161</text:p>
            </table:table-cell>
          </table:table-row>
          <table:table-row table:style-name="TableRow137">
            <table:table-cell table:style-name="TableCell138" table:number-columns-spanned="8">
              <text:p text:style-name="P139">Table 1 – Results</text:p>
            </table:table-cell>
            <table:covered-table-cell/>
            <table:covered-table-cell/>
            <table:covered-table-cell/>
            <table:covered-table-cell/>
            <table:covered-table-cell/>
            <table:covered-table-cell/>
            <table:covered-table-cell/>
          </table:table-row>
        </table:table>
        <text:p text:style-name="P14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en</meta:initial-creator>
    <dc:creator>Allen West</dc:creator>
    <meta:creation-date>2020-05-15T19:00:00Z</meta:creation-date>
    <dc:date>2020-05-15T19:00:00Z</dc:date>
    <meta:template xlink:href="Normal" xlink:type="simple"/>
    <meta:editing-cycles>2</meta:editing-cycles>
    <meta:editing-duration>PT240S</meta:editing-duration>
    <meta:document-statistic meta:page-count="3" meta:paragraph-count="15" meta:word-count="1174" meta:character-count="7851" meta:row-count="55" meta:non-whitespace-character-count="6692"/>
  </office:meta>
</office:document-meta>
</file>